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sionAssignOperation.ExtensionAssignOperation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AssignOperation.getNestedElem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